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6.3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37.1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mployee_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irthdate(DD/MM/YYYY)</text:p>
          </table:table-cell>
          <table:table-cell office:value-type="string" calcext:value-type="string">
            <text:p>Contact_info</text:p>
          </table:table-cell>
          <table:table-cell office:value-type="string" calcext:value-type="string">
            <text:p>Gender(Male/Female)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Gop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ollachi</text:p>
          </table:table-cell>
          <table:table-cell table:style-name="ce3" office:value-type="date" office:date-value="1991-09-16" calcext:value-type="date">
            <text:p>16/09/1991</text:p>
          </table:table-cell>
          <table:table-cell office:value-type="float" office:value="9976780064" calcext:value-type="float">
            <text:p>9976780064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Anamok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ollachi</text:p>
          </table:table-cell>
          <table:table-cell table:style-name="ce3" office:value-type="date" office:date-value="1991-09-16" calcext:value-type="date">
            <text:p>16/09/1991</text:p>
          </table:table-cell>
          <table:table-cell office:value-type="float" office:value="9976780064" calcext:value-type="float">
            <text:p>9976780064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25"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 style:data-style-name="N2" text:time-value="18:24:24.186591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1T17:50:46.141000000</meta:creation-date>
    <dc:date>2020-01-20T18:26:02.835157295</dc:date>
    <meta:editing-duration>PT13H35M21S</meta:editing-duration>
    <meta:editing-cycles>13</meta:editing-cycles>
    <meta:generator>LibreOffice/6.0.7.3$Linux_X86_64 LibreOffice_project/00m0$Build-3</meta:generator>
    <meta:document-statistic meta:table-count="1" meta:cell-count="24" meta:object-count="0"/>
  </office:meta>
</office:document-meta>
</file>